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0.935cm"/>
    </style:style>
    <style:style style:name="co3" style:family="table-column">
      <style:table-column-properties fo:break-before="auto" style:column-width="12.263cm"/>
    </style:style>
    <style:style style:name="co4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default-cell-style-name="ce4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office:value-type="string" calcext:value-type="string">
            <text:p>FICHIER</text:p>
          </table:table-cell>
          <table:table-cell table:style-name="ce3" office:value-type="string" calcext:value-type="string">
            <text:p>-&gt;</text:p>
          </table:table-cell>
          <table:table-cell table:style-name="ce1" office:value-type="string" calcext:value-type="string">
            <text:p>with Ada.Text_IO ; use Ada.Text_IO; PROCEDURE BEGIN_INSTR ; EO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CEDURE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rocedure &lt;ident&gt; 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CEDURE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rocedure &lt;ident&gt; is PLUS_DEC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GIN_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begin PLUS_INSTR end &lt;ident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GIN_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begin PLUS_INSTR e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S_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DECL PLUS_DEC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S_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DEC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S_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INSTR PLUS_IN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S_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INST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type &lt;ident&gt;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type &lt;ident&gt; is access &lt;ident&gt;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type &lt;ident&gt; is record PLUS_CHAMPS end record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LUS_IDENT : TYPE (:= EXPR)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LUS_IDENT : TYPE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rocedure &lt;ident&gt; IS_DECL BEGIN_INSTR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rocedure &lt;ident&gt; PARAMS IS_DECL BEGIN_INSTR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function &lt;ident&gt; return TYPE IS_DECL BEGIN_INSTR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function &lt;ident&gt; PARAMS return TYPE IS_DECL BEGIN_INSTR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S_IDENT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ident&gt; , PLUS_IDEN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S_IDENT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ident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S_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is PLUS_DEC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S_DECL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i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MPS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ident&gt; : TYPE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MPS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LUS_IDENT : TYPE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S_CHAMPS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CHAMPS PLUS_CHAM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S_CHAMPS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CHAMPS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ident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YPE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access &lt;ident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AMS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(PA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AM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LUS_IDENT : TYPE END_PA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RAM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LUS_IDENT : MODE TYPE END_PA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_PARAM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_PARAM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; PARA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E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E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in out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 or EXPR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 or else EXPR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new &lt;ident&gt; 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ident&gt; ( PLUS_EXP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character ' val ( EXPR 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1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1 and EXPR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1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1 and then EXPR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1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2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not EXPR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2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not EXPR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2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3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3 = EXPR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3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3 /= EXPR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3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4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4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4 &gt; EXPR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4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4 &gt;= EXPR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4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4 &lt; EXPR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4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4 &lt;= EXPR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4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5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5 + EXPR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5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5 - EXPR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5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6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6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6 * EXPR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6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6 / EXPR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6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6 rem EXPR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6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7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- EXPR7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7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- EXPR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7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8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8 . &lt;ident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8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9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9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entie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9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caractère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9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ident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9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9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fal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9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null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PR9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( EXPR 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LUS_EXP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 END_EXP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_EXP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_EXP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, EXP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ACCESS := EXPR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ident&gt; ; &lt;ident&gt; ( PLUS_EXPR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return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return EXPR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begin PLUS_INSTR end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if EXPR then PLUS_INSTR NEXT_I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for &lt;ident&gt; in EXPR .. EXPR loop PLUS_INSR end loop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for &lt;ident&gt; in reverse EXPR .. EXPR loop PLUS_INSR end loop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T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while EXPR loop PLUS_INSTR end loop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XT_IF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nd if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XT_IF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lse EL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XT_IF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lsif ELSI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SE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PLUS_INSTR END_EL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_ELSE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lse EL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_ELSE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nd if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SIF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 then PLUS_INSTR END_ELSI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_ELSIF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nd if 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_ELSIF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lsif ELSIF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D_ELSIF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lse EL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=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/=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=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gt;=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+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-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*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/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r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an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and then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o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RATEUR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or els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ES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&lt;ident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ES</text:p>
          </table:table-cell>
          <table:table-cell table:style-name="ce3" office:value-type="string" calcext:value-type="string">
            <text:p>-&gt;</text:p>
          </table:table-cell>
          <table:table-cell office:value-type="string" calcext:value-type="string">
            <text:p>EXPR . &lt;ident&gt;</text:p>
          </table:table-cell>
          <table:table-cell table:number-columns-repeated="16381"/>
        </table:table-row>
        <table:table-row table:style-name="ro1" table:number-rows-repeated="37">
          <table:table-cell/>
          <table:table-cell table:style-name="ce3"/>
          <table:table-cell table:number-columns-repeated="16382"/>
        </table:table-row>
        <table:table-row table:style-name="ro1" table:number-rows-repeated="10484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8:42:56.2182220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7:58:15.528819159</meta:creation-date>
    <dc:date>2023-11-27T18:53:12.294023882</dc:date>
    <meta:editing-duration>PT49M24S</meta:editing-duration>
    <meta:editing-cycles>2</meta:editing-cycles>
    <meta:generator>LibreOffice/7.5.8.2$Linux_X86_64 LibreOffice_project/50$Build-2</meta:generator>
    <meta:document-statistic meta:table-count="1" meta:cell-count="339" meta:object-count="0"/>
  </office:meta>
</office:document-meta>
</file>